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TypeDecorator.decorate( Definition def , PortType portType , String locationUri , String bindingName , String serviceName , String portName , String soapVer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PortTypeDecorator.decorate( Definition definition , String importUri , String targetNamespace , String location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TypeDecorator.createBindingOperation( Definition def , boolean soap11 , Operation ope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PortTypeDecorator.PortType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TypeDecorator.decorate( Definition def , PortType portType ,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TypeDecorator.createImportDef( Definition definition , String targetNamespace , String import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